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72pt" officeooo:rsid="0015df21" officeooo:paragraph-rsid="0015df21" style:font-size-asian="63pt" style:font-size-complex="72pt"/>
    </style:style>
    <style:style style:name="P2" style:family="paragraph" style:parent-style-name="Standard">
      <style:text-properties style:font-name="Times New Roman" fo:font-size="32pt" officeooo:rsid="0015df21" officeooo:paragraph-rsid="0015df21" style:font-size-asian="28pt" style:font-size-complex="32pt"/>
    </style:style>
    <style:style style:name="P3" style:family="paragraph" style:parent-style-name="Standard">
      <style:text-properties style:font-name="Times New Roman" fo:font-size="28pt" officeooo:rsid="0015df21" officeooo:paragraph-rsid="0015df21" style:font-size-asian="24.5pt" style:font-size-complex="28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28pt" fo:font-style="normal" fo:text-shadow="none" style:text-underline-style="none" fo:font-weight="normal" officeooo:rsid="0015df21" officeooo:paragraph-rsid="0015df21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officeooo:rsid="0015df21" officeooo:paragraph-rsid="0015df21" style:font-size-asian="22.75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font-name="Times New Roman" fo:font-size="18pt" style:text-underline-style="none" fo:font-weight="normal" officeooo:rsid="0004157c" officeooo:paragraph-rsid="0015df2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Times New Roman" fo:font-size="28pt" style:text-underline-style="none" fo:font-weight="normal" officeooo:rsid="0015df21" officeooo:paragraph-rsid="0015df21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officeooo:rsid="0015df21" officeooo:paragraph-rsid="0015df21" style:font-size-asian="22.75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officeooo:rsid="00188478" officeooo:paragraph-rsid="00188478" style:font-size-asian="22.75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28pt" fo:font-style="normal" fo:text-shadow="none" style:text-underline-style="none" fo:font-weight="normal" officeooo:rsid="00188478" officeooo:paragraph-rsid="00188478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0000" style:text-outline="false" style:text-line-through-style="none" style:text-line-through-type="none" style:font-name="Times New Roman" fo:font-size="26pt" fo:font-style="normal" fo:text-shadow="none" style:text-underline-style="none" fo:font-weight="normal" officeooo:rsid="00188478" officeooo:paragraph-rsid="00188478" style:font-size-asian="22.75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T1" style:family="text">
      <style:text-properties fo:font-size="28pt" style:text-underline-style="none" fo:font-weight="normal" officeooo:rsid="0004157c" style:font-weight-asian="normal" style:font-size-complex="28pt" style:font-weight-complex="normal"/>
    </style:style>
    <style:style style:name="T2" style:family="text">
      <style:text-properties fo:font-size="18pt" style:text-underline-style="none" fo:font-weight="normal" officeooo:rsid="0004157c" style:font-size-asian="15.75pt" style:font-weight-asian="normal" style:font-size-complex="18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4157c" style:font-weight-asian="normal" style:font-weight-complex="normal"/>
    </style:style>
    <style:style style:name="T5" style:family="text">
      <style:text-properties fo:color="#111111"/>
    </style:style>
    <style:style style:name="T6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2:<text:span text:style-name="T2"> </text:span><text:span text:style-name="T1">Define identifiers and datatype.</text:span><text:span text:style-name="T2"><text:tab/><text:tab/></text:span></text:p>
      <text:p text:style-name="P6"/>
      <text:p text:style-name="P3"><text:span text:style-name="T4">A</text:span><text:span text:style-name="T3">n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types </text:p>
          </table:table-cell>
          <table:table-cell table:style-name="Table1.B1" office:value-type="string">
            <text:p text:style-name="P4">identifier</text:p>
          </table:table-cell>
        </table:table-row>
        <table:table-row>
          <table:table-cell table:style-name="Table1.A2" office:value-type="string">
            <text:p text:style-name="P5">datatypes define the type of data we enter into variable</text:p>
          </table:table-cell>
          <table:table-cell table:style-name="Table1.B2" office:value-type="string">
            <text:p text:style-name="P5">Identifier is the <text:s/>name that identify the elements in program like functons,arrays,lists,variable name,etc...</text:p>
          </table:table-cell>
        </table:table-row>
        <table:table-row>
          <table:table-cell table:style-name="Table1.A2" office:value-type="string">
            <text:p text:style-name="P5">It will help you to easily notice the type of data by assigning related datatype to variable </text:p>
          </table:table-cell>
          <table:table-cell table:style-name="Table1.B2" office:value-type="string">
            <text:p text:style-name="P5">It will help you easily </text:p>
            <text:p text:style-name="P5">understand the details by looking identifier by assigning relateed correct identifier</text:p>
          </table:table-cell>
        </table:table-row>
        <table:table-row>
          <table:table-cell table:style-name="Table1.A2" office:value-type="string">
            <text:p text:style-name="P9">Data types helps to know or decide the range of variable</text:p>
          </table:table-cell>
          <table:table-cell table:style-name="Table1.B2" office:value-type="string">
            <text:p text:style-name="P9">Identifier helps to easy identifiacation in large data</text:p>
            <text:p text:style-name="P9"/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10">datatypes</text:p>
          </table:table-cell>
          <table:table-cell table:style-name="Table2.B1" office:value-type="string">
            <text:p text:style-name="P9">identifier</text:p>
          </table:table-cell>
        </table:table-row>
        <table:table-row>
          <table:table-cell table:style-name="Table2.A2" office:value-type="string">
            <text:p text:style-name="P9">Ex:</text:p>
            <text:p text:style-name="P11">int <text:span text:style-name="T5">i=1;//here “int” is datatype</text:span></text:p>
            <text:p text:style-name="P11">double <text:span text:style-name="T5">i=23.45//here </text:span></text:p>
            <text:p text:style-name="P11"><text:span text:style-name="T5">“double”is datatype</text:span></text:p>
          </table:table-cell>
          <table:table-cell table:style-name="Table2.B2" office:value-type="string">
            <text:p text:style-name="P9">Ex:</text:p>
            <text:p text:style-name="P9">string <text:span text:style-name="T6">employee_name;</text:span>//</text:p>
            <text:p text:style-name="P9">here “employee_name”is <text:s/>identifier</text:p>
            <text:p text:style-name="P9">int </text:p>
            <text:p text:style-name="P9"><text:span text:style-name="T6">employe_id;</text:span>//here “employe_id”is identifi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72pt" officeooo:rsid="0015df21" officeooo:paragraph-rsid="0015df21" style:font-size-asian="63pt" style:font-size-complex="7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-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0:15:37.981000000</meta:creation-date>
    <dc:date>2020-09-18T08:29:01.785000000</dc:date>
    <meta:editing-duration>PT10M38S</meta:editing-duration>
    <meta:editing-cycles>2</meta:editing-cycles>
    <meta:generator>Neat_Office/6.2.8.2$Windows_x86 LibreOffice_project/</meta:generator>
    <meta:document-statistic meta:table-count="2" meta:image-count="0" meta:object-count="0" meta:page-count="2" meta:paragraph-count="23" meta:word-count="106" meta:character-count="760" meta:non-whitespace-character-count="668"/>
  </office:meta>
</office:document-meta>
</file>